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1882bf" officeooo:paragraph-rsid="001882bf"/>
    </style:style>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officeooo:rsid="001882bf" officeooo:paragraph-rsid="001882b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rill-am-i-biased-"/>DRILL: Am I Biased?</text:h>
      <text:p text:style-name="Text_20_body">For each of the following scenarios, call out the potential biases in the proposed experiment. Do your best to try to discover not only the bias, but the initial design. There is plenty of room for interpretation here, so make sure to state what assumptions you're making.</text:p>
      <text:list xml:id="list3702415032" text:style-name="L1">
        <text:list-item>
          <text:p text:style-name="P4">You're testing advertising emails for a bathing suit company and you test one version of the email in February and the other in May. </text:p>
          <text:p text:style-name="P4"/>
        </text:list-item>
      </text:list>
      <text:p text:style-name="P5">In February nobody buys bathing suits because it is cold and not many people are going swimming. In May it is the middle of summer and many people will be looking for bathing suits. </text:p>
      <text:p text:style-name="P3"/>
      <text:list xml:id="list101443750426811" text:continue-numbering="true" text:style-name="L1">
        <text:list-item>
          <text:p text:style-name="P4">You open a clinic to treat anxiety and find that the people who visit show a higher rate of anxiety than the general population. </text:p>
        </text:list-item>
      </text:list>
      <text:p text:style-name="P3"/>
      <text:p text:style-name="P5">The people who are going to the clinic go there because of anxiety. People who don’t have anxiety would not attend the clinic, therefor it would look like people who visit the clinic have a higher rate of anxiety. </text:p>
      <text:p text:style-name="P3"/>
      <text:list xml:id="list101444400063335" text:continue-numbering="true" text:style-name="L1">
        <text:list-item>
          <text:p text:style-name="P4">You launch a new ad billboard based campaign and see an increase in website visits in the first week. </text:p>
        </text:list-item>
      </text:list>
      <text:p text:style-name="P3"/>
      <text:p text:style-name="P5">Without more information it is hard to say if the billboard is the cause of the increase. You need to look at more factors than just that. You also need to look at a longer term, it could have just been a good week for the business. </text:p>
      <text:p text:style-name="P3"/>
      <text:list xml:id="list101444189141693" text:continue-numbering="true" text:style-name="L1">
        <text:list-item>
          <text:p text:style-name="P1">You launch a loyalty program but see no change in visits in the first week. </text:p>
        </text:list-item>
      </text:list>
      <text:p text:style-name="P2">It takes time for people to benefit from a loyalty program. You need to wait longer to compare resul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0:08:56.389799639</meta:creation-date>
    <dc:date>2018-09-04T10:14:42.469280750</dc:date>
    <meta:editing-duration>PT5M46S</meta:editing-duration>
    <meta:editing-cycles>1</meta:editing-cycles>
    <meta:document-statistic meta:table-count="0" meta:image-count="0" meta:object-count="0" meta:page-count="1" meta:paragraph-count="11" meta:word-count="277" meta:character-count="1469" meta:non-whitespace-character-count="1199"/>
    <meta:generator>LibreOffice/6.0.3.2$Linux_X86_64 LibreOffice_project/00m0$Build-2</meta:generator>
  </office:meta>
</office:document-meta>
</file>